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ucida Grande" svg:font-family="'Lucida Grande', Arial, sans-serif"/>
    <style:font-face style:name="apple-system" svg:font-family="apple-system, BlinkMacSystemFont, 'Segoe UI', Helvetica, Arial, sans-serif, 'Apple Color Emoji', 'Segoe UI Emoji'"/>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22pt" style:text-underline-style="solid" style:text-underline-width="auto" style:text-underline-color="font-color" fo:font-weight="bold" officeooo:paragraph-rsid="0019979e" style:font-size-asian="22pt" style:font-weight-asian="bold" style:font-size-complex="22pt" style:font-weight-complex="bold"/>
    </style:style>
    <style:style style:name="P2" style:family="paragraph" style:parent-style-name="Standard">
      <style:text-properties style:font-name="Abyssinica SIL" fo:font-size="22pt" style:text-underline-style="solid" style:text-underline-width="auto" style:text-underline-color="font-color" fo:font-weight="bold" officeooo:rsid="001aee88" officeooo:paragraph-rsid="001aee88" style:font-size-asian="22pt" style:font-weight-asian="bold" style:font-size-complex="22pt" style:font-weight-complex="bold"/>
    </style:style>
    <style:style style:name="P3" style:family="paragraph" style:parent-style-name="Standard">
      <style:text-properties style:font-name="Abyssinica SIL" fo:font-size="22pt" style:text-underline-style="solid" style:text-underline-width="auto" style:text-underline-color="font-color" fo:font-weight="bold" officeooo:rsid="001b18f6" officeooo:paragraph-rsid="001b18f6" style:font-size-asian="22pt" style:font-weight-asian="bold" style:font-size-complex="22pt" style:font-weight-complex="bold"/>
    </style:style>
    <style:style style:name="P4" style:family="paragraph" style:parent-style-name="Standard">
      <style:text-properties style:font-name="Abyssinica SIL" fo:font-size="18pt" style:text-underline-style="none" fo:font-weight="normal" officeooo:rsid="001aee88" officeooo:paragraph-rsid="001aee88" style:font-size-asian="18pt" style:font-weight-asian="normal" style:font-size-complex="18pt" style:font-weight-complex="normal"/>
    </style:style>
    <style:style style:name="P5" style:family="paragraph" style:parent-style-name="Standard">
      <style:text-properties style:font-name="Abyssinica SIL" fo:font-size="18pt" style:text-underline-style="none" fo:font-weight="normal" officeooo:rsid="001b18f6" officeooo:paragraph-rsid="001b18f6" style:font-size-asian="18pt" style:font-weight-asian="normal" style:font-size-complex="18pt" style:font-weight-complex="normal"/>
    </style:style>
    <style:style style:name="P6" style:family="paragraph" style:parent-style-name="Standard">
      <style:text-properties style:font-name="Abyssinica SIL" fo:font-size="18pt" style:text-underline-style="none" fo:font-weight="normal" officeooo:rsid="001cb3fe" officeooo:paragraph-rsid="001cb3fe" style:font-size-asian="18pt" style:font-weight-asian="normal" style:font-size-complex="18pt" style:font-weight-complex="normal"/>
    </style:style>
    <style:style style:name="P7" style:family="paragraph" style:parent-style-name="Standard">
      <style:text-properties style:font-name="Abyssinica SIL" fo:font-size="18pt" style:text-underline-style="none" fo:font-weight="normal" officeooo:rsid="001b18f6" officeooo:paragraph-rsid="001b18f6" style:font-size-asian="15.75pt" style:font-weight-asian="normal" style:font-size-complex="18pt" style:font-weight-complex="normal"/>
    </style:style>
    <style:style style:name="P8" style:family="paragraph" style:parent-style-name="Standard">
      <style:text-properties style:font-name="Abyssinica SIL" fo:font-size="18pt" style:text-underline-style="none" fo:font-weight="normal" officeooo:rsid="001cb3fe" officeooo:paragraph-rsid="001cb3fe" style:font-size-asian="15.75pt" style:font-weight-asian="normal" style:font-size-complex="18pt" style:font-weight-complex="normal"/>
    </style:style>
    <style:style style:name="P9" style:family="paragraph" style:parent-style-name="Standard">
      <style:text-properties fo:color="#000000" style:font-name="Abyssinica SIL" fo:font-size="15pt" style:text-underline-style="none" fo:font-weight="bold" officeooo:rsid="0019979e" officeooo:paragraph-rsid="0019979e" style:font-size-asian="13.1000003814697pt" style:font-weight-asian="bold" style:font-size-complex="15pt" style:font-weight-complex="bold"/>
    </style:style>
    <style:style style:name="P10" style:family="paragraph" style:parent-style-name="Standard">
      <style:text-properties fo:color="#000000" style:font-name="Abyssinica SIL" fo:font-size="26pt" style:text-underline-style="solid" style:text-underline-width="auto" style:text-underline-color="font-color" fo:font-weight="bold" officeooo:rsid="0019979e" officeooo:paragraph-rsid="0019979e" style:font-size-asian="26pt" style:font-weight-asian="bold" style:font-size-complex="26pt" style:font-weight-complex="bold"/>
    </style:style>
    <style:style style:name="P11" style:family="paragraph" style:parent-style-name="Standard">
      <style:text-properties fo:color="#000000" style:font-name="Abyssinica SIL" fo:font-size="22pt" style:text-underline-style="none" fo:font-weight="normal" officeooo:rsid="0019979e" officeooo:paragraph-rsid="0019979e" style:font-size-asian="22pt" style:font-weight-asian="normal" style:font-size-complex="22pt" style:font-weight-complex="normal"/>
    </style:style>
    <style:style style:name="P12" style:family="paragraph" style:parent-style-name="Standard">
      <style:text-properties fo:color="#000000" style:font-name="Abyssinica SIL" fo:font-size="18pt" style:text-underline-style="none" fo:font-weight="bold" officeooo:rsid="0019979e" officeooo:paragraph-rsid="0019979e" style:font-size-asian="18pt" style:font-weight-asian="bold" style:font-size-complex="18pt" style:font-weight-complex="bold"/>
    </style:style>
    <style:style style:name="P13" style:family="paragraph" style:parent-style-name="Standard">
      <style:text-properties officeooo:paragraph-rsid="0019979e"/>
    </style:style>
    <style:style style:name="P14" style:family="paragraph" style:parent-style-name="Standard">
      <style:text-properties fo:font-size="12pt" style:text-underline-style="solid" style:text-underline-width="auto" style:text-underline-color="font-color" fo:font-weight="bold" officeooo:rsid="001aee88" officeooo:paragraph-rsid="001aee88" style:font-size-asian="10.5pt" style:font-weight-asian="bold" style:font-size-complex="12pt" style:font-weight-complex="bold"/>
    </style:style>
    <style:style style:name="P15" style:family="paragraph" style:parent-style-name="Standard">
      <style:text-properties style:text-line-through-style="none" style:text-line-through-type="none" style:font-name="Abyssinica SIL" fo:font-size="22pt" style:text-underline-style="solid" style:text-underline-width="auto" style:text-underline-color="font-color" fo:font-weight="bold" officeooo:rsid="001cb3fe" officeooo:paragraph-rsid="001cb3fe" style:font-size-asian="22pt" style:font-weight-asian="bold" style:font-size-complex="22pt" style:font-weight-complex="bold"/>
    </style:style>
    <style:style style:name="P16" style:family="paragraph" style:parent-style-name="Standard">
      <style:text-properties style:text-line-through-style="none" style:text-line-through-type="none" style:font-name="Abyssinica SIL" fo:font-size="18pt" style:text-underline-style="solid" style:text-underline-width="auto" style:text-underline-color="font-color" fo:font-weight="bold" officeooo:rsid="001cb3fe" officeooo:paragraph-rsid="001cb3fe" style:font-size-asian="18pt" style:font-weight-asian="bold" style:font-size-complex="18pt" style:font-weight-complex="bold"/>
    </style:style>
    <style:style style:name="P17" style:family="paragraph" style:parent-style-name="Text_20_body">
      <style:paragraph-properties fo:margin-left="0cm" fo:margin-right="0cm" fo:margin-top="0cm" fo:margin-bottom="0.423cm" loext:contextual-spacing="false" fo:text-align="start" style:justify-single-word="false" fo:orphans="2" fo:widows="2" fo:text-indent="0cm" style:auto-text-indent="false"/>
      <style:text-properties fo:font-variant="normal" fo:text-transform="none" fo:color="#000000" style:font-name="Abyssinica SIL" fo:font-size="18pt" fo:letter-spacing="normal" fo:font-style="normal" fo:font-weight="normal" style:font-size-asian="18pt" style:font-size-complex="18pt"/>
    </style:style>
    <style:style style:name="P18" style:family="paragraph" style:parent-style-name="Text_20_body">
      <style:paragraph-properties fo:margin-left="0cm" fo:margin-right="0cm" fo:margin-top="0cm" fo:margin-bottom="0.423cm" loext:contextual-spacing="false" fo:text-align="start" style:justify-single-word="false" fo:orphans="2" fo:widows="2" fo:text-indent="0cm" style:auto-text-indent="false"/>
      <style:text-properties fo:font-variant="normal" fo:text-transform="none" fo:color="#000000" style:font-name="Abyssinica SIL" fo:font-size="18pt" fo:letter-spacing="normal" fo:font-style="normal" fo:font-weight="normal" officeooo:paragraph-rsid="001cb3fe" style:font-size-asian="18pt" style:font-size-complex="18pt"/>
    </style:style>
    <style:style style:name="P19"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Abyssinica SIL" fo:font-size="18pt" fo:letter-spacing="normal" fo:font-style="normal" fo:font-weight="normal" style:font-size-asian="18pt" style:font-size-complex="18pt"/>
    </style:style>
    <style:style style:name="P20" style:family="paragraph" style:parent-style-name="Heading_20_2">
      <style:text-properties fo:font-variant="normal" fo:text-transform="none" fo:color="#000000" style:font-name="Abyssinica SIL" fo:font-size="22pt" fo:letter-spacing="normal" fo:font-style="normal" style:text-underline-style="solid" style:text-underline-width="auto" style:text-underline-color="font-color" fo:font-weight="bold" officeooo:rsid="0019979e" officeooo:paragraph-rsid="0019979e" style:font-size-asian="22pt" style:font-weight-asian="bold" style:font-size-complex="22pt" style:font-weight-complex="bold"/>
    </style:style>
    <style:style style:name="P21" style:family="paragraph" style:parent-style-name="Preformatted_20_Text">
      <style:text-properties fo:font-variant="normal" fo:text-transform="none" fo:color="#000000" style:font-name="Abyssinica SIL" fo:font-size="11.25pt" fo:letter-spacing="normal" fo:font-style="normal" style:text-underline-style="none" fo:font-weight="normal" officeooo:rsid="0019979e" officeooo:paragraph-rsid="0019979e" style:font-size-asian="13.1000003814697pt" style:font-weight-asian="bold" style:font-size-complex="15pt" style:font-weight-complex="bold"/>
    </style:style>
    <style:style style:name="P22" style:family="paragraph" style:parent-style-name="Heading_20_1">
      <style:text-properties fo:font-variant="normal" fo:text-transform="none" fo:color="#24292f" style:text-line-through-style="none" style:text-line-through-type="none" style:font-name="Abyssinica SIL" fo:font-size="18pt" fo:letter-spacing="normal" fo:font-style="normal" style:text-underline-style="solid" style:text-underline-width="auto" style:text-underline-color="font-color" fo:font-weight="bold" officeooo:rsid="001cb3fe" officeooo:paragraph-rsid="001cb3fe" style:font-size-asian="18pt" style:font-weight-asian="bold" style:font-size-complex="18pt" style:font-weight-complex="bold"/>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font-size="12pt" fo:letter-spacing="normal" fo:font-style="normal" fo:font-weight="normal"/>
    </style:style>
    <style:style style:name="T4" style:family="text">
      <style:text-properties fo:font-variant="normal" fo:text-transform="none" fo:color="#000000" style:font-name="Abyssinica SIL" fo:font-size="12pt" fo:letter-spacing="normal" fo:font-style="normal" fo:font-weight="normal"/>
    </style:style>
    <style:style style:name="T5" style:family="text">
      <style:text-properties fo:font-variant="normal" fo:text-transform="none" fo:color="#000000" style:font-name="Abyssinica SIL" fo:letter-spacing="normal" fo:font-style="normal"/>
    </style:style>
    <style:style style:name="T6" style:family="text">
      <style:text-properties fo:font-variant="normal" fo:text-transform="none" fo:color="#000000" style:font-name="Abyssinica SIL" fo:letter-spacing="normal" fo:font-style="normal" officeooo:rsid="001aee88"/>
    </style:style>
    <style:style style:name="T7" style:family="text">
      <style:text-properties fo:font-variant="normal" fo:text-transform="none" fo:color="#000000" style:font-name="Abyssinica SIL" fo:font-size="16pt" fo:letter-spacing="normal" fo:font-style="normal" style:text-underline-style="none" fo:font-weight="normal" officeooo:rsid="0019979e" style:font-size-asian="16pt" style:font-weight-asian="bold" style:font-size-complex="16pt" style:font-weight-complex="bold"/>
    </style:style>
    <style:style style:name="T8" style:family="text">
      <style:text-properties fo:font-variant="normal" fo:text-transform="none" fo:color="#000000" style:font-name="Abyssinica SIL" fo:font-size="16pt" fo:letter-spacing="normal" fo:font-style="normal" fo:font-weight="normal" style:font-size-asian="16pt" style:font-size-complex="16pt"/>
    </style:style>
    <style:style style:name="T9" style:family="text">
      <style:text-properties fo:font-variant="normal" fo:text-transform="none" fo:color="#000000" style:font-name="Abyssinica SIL" fo:font-size="16pt" fo:letter-spacing="normal" fo:font-style="normal" fo:font-weight="normal" fo:background-color="#ffffff" loext:char-shading-value="0" style:font-size-asian="16pt" style:font-size-complex="16pt" loext:padding="0cm" loext:border="none"/>
    </style:style>
    <style:style style:name="T10" style:family="text">
      <style:text-properties fo:font-variant="normal" fo:text-transform="none" fo:color="#000000" fo:letter-spacing="normal" fo:font-style="normal"/>
    </style:style>
    <style:style style:name="T11" style:family="text">
      <style:text-properties fo:font-variant="normal" fo:text-transform="none" fo:color="#000000" fo:letter-spacing="normal" fo:font-style="normal" officeooo:rsid="001b18f6"/>
    </style:style>
    <style:style style:name="T12" style:family="text">
      <style:text-properties fo:font-size="12pt"/>
    </style:style>
    <style:style style:name="T13" style:family="text">
      <style:text-properties fo:color="#000000"/>
    </style:style>
    <style:style style:name="T14" style:family="text">
      <style:text-properties fo:font-weight="bold"/>
    </style:style>
    <style:style style:name="T15" style:family="text">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ocumentation</text:p>
      <text:p text:style-name="P11"><text:span text:style-name="T15">How to create an environment in which any code will run</text:span>:</text:p>
      <text:p text:style-name="P12"><text:span text:style-name="T2">The venv module provides support for creating lightweight virtual environments with their own site directories, optionally isolated from system site directories. Each virtual environment has its own Python binary (which matches the version of the binary that was used to create this environment) and can have its own independent set of installed Python packages in its site directories.</text:span></text:p>
      <text:h text:style-name="P20" text:outline-level="2">Creating virtual environments:</text:h>
      <text:p text:style-name="P21"><text:span text:style-name="T12">python3 -m venv /path/to/new/virtual/environment</text:span></text:p>
      <text:p text:style-name="P9"/>
      <text:p text:style-name="P13"><text:span text:style-name="T7">Running this command creates the target directory.</text:span><text:span text:style-name="T8">When a virtual environment is active, the</text:span><text:bookmark text:name="index-2"/><text:span text:style-name="T8"> </text:span><text:span text:style-name="Source_20_Text"><text:span text:style-name="T9">VIRTUAL_ENV </text:span></text:span><text:span text:style-name="T8">environment variable is set to the path of the virtual environment. This can be used to check if one is running inside a virtual environment.</text:span></text:p>
      <text:p text:style-name="P13"><text:span text:style-name="T4"/></text:p>
      <text:p text:style-name="P1"><text:span text:style-name="T6">H</text:span><text:span text:style-name="T5">ow to prepare the code for running</text:span></text:p>
      <text:p text:style-name="P14"><text:span text:style-name="T5"/></text:p>
      <text:p text:style-name="P4"><text:span text:style-name="T10">First step is to create jupter notebook with python version then we have create a scikit-learn notebook in which different commands are running for predicting the result with different scikit-learn algorithms. When we are done with that we have to create another notebook in which we have to prepare Deutsch’s algorithm using qiskit. Here we have made end result that came by using the above algorithm.</text:span></text:p>
      <text:p text:style-name="P4"><text:soft-page-break/><text:span text:style-name="T10">After that we <text:s/>have to download the file in the .ipynb format so that it can directly run from the terminal and for the user it is easy to open.</text:span></text:p>
      <text:p text:style-name="P2"><text:span text:style-name="T11">H</text:span><text:span text:style-name="T10">ow to run the code including setting</text:span><text:span text:style-name="T11">s:</text:span></text:p>
      <text:p text:style-name="P5"><text:span text:style-name="T10">We have made readme.md file in which we have mentioned the purpose of the repoistory and why are using the repoistory and how to run the notebooks. </text:span></text:p>
      <text:p text:style-name="P5"><text:span text:style-name="T10">After we have made the .ipynb file we have made a docker file for these notebook and we have made a separate folder so that when we run the code it should run with minimal configuration using docker file.</text:span></text:p>
      <text:p text:style-name="P3"><text:span text:style-name="T10">Expectations upon running the code:</text:span></text:p>
      <text:p text:style-name="P7"><text:span text:style-name="T10">When we are running these notebooks:</text:span></text:p>
      <text:p text:style-name="P7"><text:span text:style-name="T10">1.In first notebook we have predicted petrol consumption using scikit-learn algorithms.</text:span></text:p>
      <text:p text:style-name="P7"><text:span text:style-name="T10">2.We have find the output that came after using these three algorithms of scikit-learn.</text:span></text:p>
      <text:p text:style-name="P7"><text:span text:style-name="T10">3.In the second notebook we have used quantum computing.</text:span></text:p>
      <text:p text:style-name="P8"><text:span text:style-name="T10">4.Here comparison between quantum computing and classical computing done.</text:span></text:p>
      <text:p text:style-name="P6"><text:span text:style-name="T11">5.</text:span><text:span text:style-name="T10">Then we have performed Deutsch’s algorithm using qiskit.</text:span></text:p>
      <text:p text:style-name="P6"><text:span text:style-name="T10">6.Then a graph is plotted for the Deutsch’s algorithm final result.</text:span></text:p>
      <text:p text:style-name="P15"><text:span text:style-name="T10">Concise descriptions of README.</text:span></text:p>
      <text:h text:style-name="P22" text:outline-level="1"><text:span text:style-name="T13">Why Repository exists?</text:span></text:h>
      <text:p text:style-name="P17">In this repository we have discussed about two jupyter notebooks and these two jupyter notebook contains scikit-learn notebook and quantum notebook.</text:p>
      <text:p text:style-name="P18"><text:soft-page-break/>In the first notebook we have performed some operations on dataset using scikit-learn library.In the second notebook we have performed Deutsch’s algorithm using qiskit</text:p>
      <text:p text:style-name="P18"><text:bookmark text:name="user-content-how-to-run-the-notebook"/><text:span text:style-name="T14">How to run the notebook?</text:span></text:p>
      <text:p text:style-name="P19">Open terminal</text:p>
      <text:p text:style-name="P19">Add command(Jupyter notebook)</text:p>
      <text:p text:style-name="P19">Then choose python from top right menu</text:p>
      <text:p text:style-name="P19">Then jupyter notebook will be opened.</text:p>
      <text:p text:style-name="P19">Jupyter files have been provided in the above folder.</text:p>
      <text:p text:style-name="P16"><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ucida Grande" svg:font-family="'Lucida Grande', Arial, sans-serif"/>
    <style:font-face style:name="apple-system" svg:font-family="apple-system, BlinkMacSystemFont, 'Segoe UI', Helvetica, Arial, sans-serif, 'Apple Color Emoji', 'Segoe UI Emoji'"/>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30T15:31:00.359533443</meta:creation-date>
    <dc:date>2021-11-30T16:08:18.498707203</dc:date>
    <meta:editing-duration>PT5M37S</meta:editing-duration>
    <meta:editing-cycles>1</meta:editing-cycles>
    <meta:document-statistic meta:table-count="0" meta:image-count="0" meta:object-count="0" meta:page-count="3" meta:paragraph-count="30" meta:word-count="449" meta:character-count="2811" meta:non-whitespace-character-count="2390"/>
    <meta:generator>LibreOffice/6.0.7.3$Linux_X86_64 LibreOffice_project/00m0$Build-3</meta:generator>
  </office:meta>
</office:document-meta>
</file>